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deBook for Output.csv</text:span></text:p>
      <text:p text:style-name="P1"><text:span text:style-name="T1">(Getting and Cleaning Data Course Project)</text:span></text:p>
      <text:p text:style-name="P1"><text:span text:style-name="T1"/></text:p>
      <text:p text:style-name="P1"><text:span text:style-name="T1">Columns 1 thru 3</text:span></text:p>
      <text:p text:style-name="P1"><text:span text:style-name="T1">Column 1 is the row number</text:span></text:p>
      <text:p text:style-name="P1"><text:span text:style-name="T1">Column 2 is one of six activiies: laying, Sitting, Standing, Waliking, Walkign downstairs (i.e. with gravity), and Walking Upstairs (i.e. against gravity). </text:span></text:p>
      <text:p text:style-name="P1"><text:span text:style-name="T1">Column 3 is subject id or a code to track the person doing the activity.</text:span></text:p>
      <text:p text:style-name="P1"><text:span text:style-name="T1"/></text:p>
      <text:p text:style-name="P1"><text:span text:style-name="T1">Each of the codes in column 4 thru 68<text:s text:c="2"/>can be broken down as follows:</text:span></text:p>
      <text:list text:style-name="L2">
        <text:list-item>
          <text:p text:style-name="P2"><text:span text:style-name="T1">The prefix "t" or "f" is for time or frequency scale increment of taking each measurements. When measure on a frequency scale it would be prefixed "f"</text:span></text:p>
        </text:list-item>
        <text:list-item>
          <text:p text:style-name="P2"><text:span text:style-name="T1">The secod column describes the acceleration caused by body versus acceleration due to gravity.</text:span></text:p>
        </text:list-item>
        <text:list-item>
          <text:p text:style-name="P2"><text:span text:style-name="T1">The third column is linear<text:s text:c="2"/>when blank and angular acceleration when "Gyro." Angular is the rate associated with rotation. </text:span></text:p>
        </text:list-item>
        <text:list-item>
          <text:p text:style-name="P2"><text:span text:style-name="T1">The fourth column is the acceleration or accleration jerk. Acceleration jerk can be interpreted as rate of<text:s text:c="2"/>accelertaion or impulse. Acceleration Gyro is the angular acceleartion.</text:span></text:p>
        </text:list-item>
        <text:list-item>
          <text:p text:style-name="P2"><text:span text:style-name="T1">mean() is the mean value</text:span></text:p>
        </text:list-item>
        <text:list-item>
          <text:p text:style-name="P2"><text:span text:style-name="T1">std() is the standard deviation</text:span></text:p>
        </text:list-item>
        <text:list-item>
          <text:p text:style-name="P2"><text:span text:style-name="T1">XYZ denotes te three perpendicular axis (X, Y, Z). Mag is the absolute magnitude or the scalar<text:s text:c="2"/>sum of the vector components.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